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paragraph-rsid="0fc35f88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c0816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178c94"/>
    </style:style>
    <style:style style:name="P70" style:family="paragraph" style:parent-style-name="Standard">
      <style:paragraph-properties fo:text-align="center" style:justify-single-word="false"/>
      <style:text-properties officeooo:paragraph-rsid="1035cc54"/>
    </style:style>
    <style:style style:name="P71" style:family="paragraph" style:parent-style-name="Standard">
      <style:paragraph-properties fo:text-align="center" style:justify-single-word="false"/>
      <style:text-properties officeooo:paragraph-rsid="10b9c618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Footnote">
      <style:text-properties officeooo:paragraph-rsid="106e520e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text-properties officeooo:paragraph-rsid="10bc5bd9"/>
    </style:style>
    <style:style style:name="P77" style:family="paragraph" style:parent-style-name="Standard">
      <style:text-properties officeooo:paragraph-rsid="10c2a301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0fad1a3f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text-properties officeooo:paragraph-rsid="10e21512"/>
    </style:style>
    <style:style style:name="P83" style:family="paragraph" style:parent-style-name="Standard">
      <style:text-properties officeooo:paragraph-rsid="10e2ce20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text-properties officeooo:paragraph-rsid="10ff6070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a0f8417"/>
    </style:style>
    <style:style style:name="P92" style:family="paragraph" style:parent-style-name="Standard">
      <style:text-properties officeooo:paragraph-rsid="0fd655f2"/>
    </style:style>
    <style:style style:name="P93" style:family="paragraph" style:parent-style-name="Standard">
      <style:text-properties officeooo:rsid="0dde9a1c" officeooo:paragraph-rsid="10efd6be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text-properties officeooo:paragraph-rsid="0b0ddd8e"/>
    </style:style>
    <style:style style:name="P96" style:family="paragraph" style:parent-style-name="Standard">
      <style:text-properties officeooo:paragraph-rsid="04f68805"/>
    </style:style>
    <style:style style:name="P97" style:family="paragraph" style:parent-style-name="Standard">
      <style:text-properties officeooo:paragraph-rsid="110daef5"/>
    </style:style>
    <style:style style:name="P98" style:family="paragraph" style:parent-style-name="Standard">
      <style:text-properties officeooo:paragraph-rsid="1112168b"/>
    </style:style>
    <style:style style:name="P99" style:family="paragraph" style:parent-style-name="Standard">
      <style:text-properties officeooo:paragraph-rsid="111517e6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font-size="10pt" style:font-size-asian="10pt" style:font-size-complex="10pt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style:text-underline-style="none" officeooo:rsid="0673d7fc"/>
    </style:style>
    <style:style style:name="T20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3" style:family="text">
      <style:text-properties style:text-line-through-style="none" style:text-line-through-type="none" style:font-name="Liberation Sans" style:text-underline-style="none" officeooo:rsid="0b0f3a36"/>
    </style:style>
    <style:style style:name="T204" style:family="text">
      <style:text-properties style:text-line-through-style="none" style:text-line-through-type="none" style:text-underline-style="none" officeooo:rsid="0673d7fc"/>
    </style:style>
    <style:style style:name="T205" style:family="text">
      <style:text-properties style:text-line-through-style="none" style:text-line-through-type="none" style:text-underline-style="none" officeooo:rsid="0673d7fc" style:font-name-asian="OpenSymbo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style:text-underline-style="none"/>
    </style:style>
    <style:style style:name="T208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2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3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4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5" style:family="text">
      <style:text-properties fo:language="en" fo:country="GB" officeooo:rsid="10d28a1c"/>
    </style:style>
    <style:style style:name="T216" style:family="text">
      <style:text-properties fo:language="en" fo:country="GB" officeooo:rsid="10b6b930"/>
    </style:style>
    <style:style style:name="T217" style:family="text">
      <style:text-properties fo:language="en" fo:country="GB" officeooo:rsid="10a19599"/>
    </style:style>
    <style:style style:name="T218" style:family="text">
      <style:text-properties officeooo:rsid="102b859b"/>
    </style:style>
    <style:style style:name="T219" style:family="text">
      <style:text-properties officeooo:rsid="1035cc54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10b6b930"/>
    </style:style>
    <style:style style:name="T237" style:family="text">
      <style:text-properties officeooo:rsid="10d28a1c"/>
    </style:style>
    <style:style style:name="T238" style:family="text">
      <style:text-properties officeooo:rsid="10eaa619"/>
    </style:style>
    <style:style style:name="T239" style:family="text">
      <style:text-properties style:font-size-asian="11pt" style:font-size-complex="11pt"/>
    </style:style>
    <style:style style:name="T240" style:family="text">
      <style:text-properties officeooo:rsid="103b85c2"/>
    </style:style>
    <style:style style:name="T241" style:family="text">
      <style:text-properties officeooo:rsid="10d41620"/>
    </style:style>
    <style:style style:name="T242" style:family="text">
      <style:text-properties officeooo:rsid="10d6f80d"/>
    </style:style>
    <style:style style:name="T243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51">Checklist for installing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3"><text:note text:id="ftn1" text:note-class="footnote"><text:note-citation>1</text:note-citation><text:note-body><text:p text:style-name="P15"><text:span text:style-name="T223">This </text:span><text:span text:style-name="T230"><text:user-field-get text:name="Distro">Debian</text:user-field-get></text:span><text:span text:style-name="T224"><text:s/></text:span><text:span text:style-name="T229"><text:user-field-get text:name="Version">12</text:user-field-get></text:span><text:span text:style-name="T229"><text:s/>Desktop</text:span><text:span text:style-name="T223"> (codename </text:span><text:span text:style-name="T225">bookworm</text:span><text:span text:style-name="T223">) from </text:span><text:span text:style-name="T226">June </text:span><text:span text:style-name="T228">11</text:span><text:span text:style-name="T234">th</text:span><text:span text:style-name="T228">,</text:span><text:span text:style-name="T223"> </text:span><text:span text:style-name="T233"><text:user-field-get text:name="Releaseyear">2023</text:user-field-get></text:span><text:span text:style-name="T223"><text:s/>is supported for 5 years until </text:span><text:span text:style-name="T227">June </text:span><text:span text:style-name="T228">30</text:span><text:span text:style-name="T234">th</text:span><text:span text:style-name="T228">,</text:span><text:span text:style-name="T223"> </text:span><text:span text:style-name="T147">202</text:span><text:span text:style-name="T149">8</text:span><text:span text:style-name="T148">.</text:span></text:p></text:note-body></text:note></text:span><text:span text:style-name="T154"><text:s/></text:span><text:span text:style-name="T156">Desktop</text:span><text:span text:style-name="T155">.</text:span></text:p>
      <text:p text:style-name="P44"><text:span text:style-name="Strong_20_Emphasis"/></text:p>
      <text:p text:style-name="P51"><text:span text:style-name="Strong_20_Emphasis"/></text:p>
      <text:p text:style-name="P84">Fill in the text box after &lt;...&gt;</text:p>
      <text:p text:style-name="Standard"><text:span text:style-name="T208">&lt;</text:span><text:span text:style-name="T209">user</text:span><text:span text:style-name="T208">&gt;</text:span><text:span text:style-name="T167"><text:tab/></text:span><text:span text:style-name="T166"> <text:tab/><text:tab/><text:tab/><text:tab/> </text:span><text:span text:style-name="T168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8"><text:tab/></text:span><text:span text:style-name="T172">e.</text:span><text:span text:style-name="T173">g.</text:span><text:span text:style-name="T162"> </text:span><text:span text:style-name="T163">J</text:span><text:span text:style-name="T164">oh</text:span><text:span text:style-name="T163">n </text:span><text:span text:style-name="T165">Doe</text:span></text:p>
      <text:p text:style-name="P87"><text:span text:style-name="T190">&lt;</text:span><text:span text:style-name="T191">user</text:span><text:span text:style-name="T17">na</text:span><text:span text:style-name="T18">me&gt;</text:span><text:span text:style-name="T159"><text:tab/><text:tab/><text:tab/> </text:span><text:span text:style-name="T159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9"><text:tab/></text:span><text:span text:style-name="T160">e.</text:span><text:span text:style-name="T161">g.</text:span><text:span text:style-name="T4"> </text:span><text:span text:style-name="T141">j</text:span><text:span text:style-name="T142">oh</text:span><text:span text:style-name="T141">n</text:span></text:p>
      <text:p text:style-name="Standard"><text:span text:style-name="T17">&lt;</text:span><text:span text:style-name="T19">computername</text:span><text:span text:style-name="T18">&gt;</text:span><text:span text:style-name="T175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76"> </text:span><text:span text:style-name="T181">pc02</text:span></text:p>
      <text:p text:style-name="P52"><text:span text:style-name="T182">&lt;</text:span><text:span text:style-name="T187">user</text:span><text:span text:style-name="T182">&gt;</text:span><text:span text:style-name="T180"><text:tab/><text:tab/></text:span><text:span text:style-name="T166"> <text:tab/><text:tab/><text:tab/> </text:span><text:span text:style-name="T168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8"><text:tab/></text:span><text:span text:style-name="T173">i</text:span><text:span text:style-name="T172">.</text:span><text:span text:style-name="T173">e</text:span><text:span text:style-name="T172">.</text:span><text:span text:style-name="T169"> </text:span><text:span text:style-name="T171">additional </text:span><text:span text:style-name="T170">user</text:span><text:span text:style-name="T174">s</text:span></text:p>
      <text:p text:style-name="P87"><text:span text:style-name="T182">&lt;</text:span><text:span text:style-name="T187">user</text:span><text:span text:style-name="T188">n</text:span><text:span text:style-name="T183">a</text:span><text:span text:style-name="T184">me&gt;</text:span><text:span text:style-name="T182"><text:tab/><text:tab/><text:tab/> </text:span><text:span text:style-name="T182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2"><text:tab/></text:span><text:span text:style-name="T186">i</text:span><text:span text:style-name="T185">.</text:span><text:span text:style-name="T186">e</text:span><text:span text:style-name="T185">.</text:span><text:span text:style-name="T189"> </text:span><text:span text:style-name="T177">additional </text:span><text:span text:style-name="T178">user</text:span><text:span text:style-name="T179">s</text:span></text:p>
      <text:p text:style-name="P86"><text:span text:style-name="T238">r</text:span>eplace &lt;...&gt; in this checklist with the value in the text box.</text:p>
      <text:p text:style-name="P3"/>
      <text:p text:style-name="P3"/>
      <text:p text:style-name="P54"><text:span text:style-name="Strong_20_Emphasis"><text:span text:style-name="T157">Not yet on Linux?</text:span></text:span><text:span text:style-name="T132"><text:tab/></text:span><text:span text:style-name="T137">Use</text:span><text:span text:style-name="T133"> </text:span><text:span text:style-name="Strong_20_Emphasis"><text:span text:style-name="T138">Checklist </text:span></text:span><text:span text:style-name="Strong_20_Emphasis"><text:span text:style-name="T139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 </text:span><text:span text:style-name="T136">u</text:span><text:span text:style-name="T134">nder </text:span><text:span text:style-name="Strong_20_Emphasis"><text:span text:style-name="T158">Linux</text:span></text:span><text:span text:style-name="T135">.</text:span></text:p>
      <text:p text:style-name="P42"><text:span text:style-name="Strong_20_Emphasis"><text:span text:style-name="T204">New installation?</text:span></text:span><text:span text:style-name="T201"><text:tab/><text:tab/></text:span><text:span text:style-name="T202">Start at chapter </text:span><text:span text:style-name="Strong_20_Emphasis"><text:span text:style-name="T205"><text:bookmark-ref text:reference-format="page" text:ref-name="__RefNumPara__4009_12717081281">2</text:bookmark-ref></text:span></text:span><text:span text:style-name="Strong_20_Emphasis"><text:span text:style-name="T205"><text:s text:c="2"/></text:span></text:span><text:span text:style-name="Strong_20_Emphasis"><text:span text:style-name="T205"><text:bookmark-ref text:reference-format="text" text:ref-name="__RefNumPara__4009_12717081281">Perform installation</text:bookmark-ref></text:span></text:span><text:span text:style-name="T203">.</text:span></text:p>
      <text:p text:style-name="P50"/>
      <text:p text:style-name="P53"><text:span text:style-name="Strong_20_Emphasis"/></text:p>
      <text:list text:style-name="L1">
        <text:list-item>
          <text:p text:style-name="P102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1"><text:span text:style-name="T29">Log in as </text:span><text:span text:style-name="T210">&lt;</text:span><text:span text:style-name="T211">user</text:span><text:span text:style-name="T210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7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41">Press the Super (Windows/command) key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D4" office:value-type="string">
            <text:p text:style-name="P58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6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6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5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9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D11" office:value-type="string">
            <text:p text:style-name="P59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6">Follow the instructions on the screen.</text:p>
          </table:table-cell>
        </table:table-row>
      </table:table>
      <text:p text:style-name="P43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92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2">From a Live USB stick you can boot and work with </text:span><text:span text:style-name="T150"><text:user-field-get text:name="Distro">Debian</text:user-field-get></text:span><text:span text:style-name="T150"><text:s/></text:span><text:span text:style-name="T192">without modifying any files on the hard drive and also allows installation of </text:span><text:span text:style-name="T150"><text:user-field-get text:name="Distro">Debian</text:user-field-get></text:span><text:span text:style-name="T150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4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3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4">karelzimmer.nl/en</text:span></text:a><text:span text:style-name="T79">, under </text:span><text:span text:style-name="Sterk_20_accent_20_voetnoot"><text:span text:style-name="T108">Linux</text:span></text:span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39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3"><text:span text:style-name="Emphasis"><text:span text:style-name="T222">Follow the installation screens and complete them.</text:span></text:span><text:span text:style-name="T231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8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8" office:value-type="string">
            <text:p text:style-name="P79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9">At</text:span> <text:span text:style-name="Strong_20_Emphasis">Regio</text:span><text:span text:style-name="Strong_20_Emphasis"><text:span text:style-name="T240">n</text:span></text:span> <text:span text:style-name="T219">choose</text:span> <text:span text:style-name="Strong_20_Emphasis">Europ</text:span><text:span text:style-name="Strong_20_Emphasis"><text:span text:style-name="T219">e</text:span></text:span> <text:span text:style-name="T237">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36">At</text:span> <text:span text:style-name="Strong_20_Emphasis"><text:span text:style-name="T236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16">Choose</text:span><text:span text:style-name="T206"> </text:span><text:span text:style-name="Strong_20_Emphasis"><text:span text:style-name="T206">English (US)</text:span></text:span><text:span text:style-name="T206"> </text:span><text:span text:style-name="T216">a</text:span><text:span text:style-name="T217">n</text:span><text:span text:style-name="T216">d</text:span><text:span text:style-name="T217"> </text:span><text:span text:style-name="Strong_20_Emphasis"><text:span text:style-name="T217">English (US, intl., with dead keys)</text:span></text:span><text:span text:style-name="T217">, </text:span><text:span text:style-name="T215">and click </text:span><text:span text:style-name="Strong_20_Emphasis"><text:span text:style-name="T215">Next</text:span>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41">Par</text:span></text:span><text:span text:style-name="Strong_20_Emphasis">ti</text:span><text:span text:style-name="Strong_20_Emphasis"><text:span text:style-name="T241">ti</text:span></text:span><text:span text:style-name="Strong_20_Emphasis">on</text:span><text:span text:style-name="Strong_20_Emphasis"><text:span text:style-name="T241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9">Select the appropriate options 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0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3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2">&lt;</text:span><text:span text:style-name="T213">user</text:span><text:span text:style-name="T212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2">&lt;</text:span><text:span text:style-name="T213">user</text:span><text:span text:style-name="T214">name</text:span><text:span text:style-name="T212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0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42">n</text:span></text:span><text:span text:style-name="Strong_20_Emphasis">ow</text:span> is checked and click <text:span text:style-name="Strong_20_Emphasis"><text:span text:style-name="T243">Done</text:span></text:span>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6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T23">Log in as </text:span><text:span text:style-name="T212">&lt;</text:span><text:span text:style-name="T213">user</text:span><text:span text:style-name="T212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5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6">Press the Super (Windows/command) key or click in the upper left corner.</text:span><text:span text:style-name="T146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3"><text:span text:style-name="Strong_20_Emphasis"/></text:p>
          </table:table-cell>
          <table:table-cell table:style-name="_33_._5f_Installatie_5f_afronden.C6" office:value-type="string">
            <text:p text:style-name="P62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3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5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9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61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8">Follow the instructions on the screen.</text:p>
          </table:table-cell>
        </table:table-row>
      </table:table>
      <text:p text:style-name="P96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95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2">&lt;</text:span><text:span text:style-name="T213">user</text:span><text:span text:style-name="T212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35">Follow the welcome screens.</text:span><text:span text:style-name="T232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9">Follow the instructions on the screen.</text:p>
          </table:table-cell>
        </table:table-row>
      </table:table>
      <text:p text:style-name="P4"/>
      <text:p text:style-name="P91"/>
      <text:p text:style-name="P77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7"/>
      <text:p text:style-name="P55"><text:span text:style-name="T197">Written</text:span><text:span text:style-name="T196"> </text:span><text:span text:style-name="T197">by</text:span><text:span text:style-name="T196"> </text:span><text:a xlink:type="simple" xlink:href="mailto:info@karelzimmer.nl?subject=Checklist%20installation%20Linux" text:style-name="Internet_20_link" text:visited-style-name="Visited_20_Internet_20_Link"><text:span text:style-name="T207">Karel Zimmer</text:span></text:a><text:span text:style-name="T198">.</text:span></text:p>
      <text:p text:style-name="P56"><text:span text:style-name="T220">License </text:span><text:span text:style-name="T199">C</text:span><text:span text:style-name="T200">C0</text:span><text:span text:style-name="T198"> 1.0</text:span><text:span text:style-name="T221"> </text:span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3-16T11:17:42.302448344">16/03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7:42.175661505</dc:date>
    <meta:keyword>Installatie</meta:keyword>
    <meta:keyword>Checklist</meta:keyword>
    <meta:keyword>Linux</meta:keyword>
    <meta:editing-cycles>7074</meta:editing-cycles>
    <meta:editing-duration>P12DT13H56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63" meta:character-count="3442" meta:non-whitespace-character-count="2924"/>
    <meta:user-defined meta:name="Info 1"/>
    <meta:user-defined meta:name="Info 2"/>
    <meta:user-defined meta:name="Info 3"/>
    <meta:user-defined meta:name="Info 4"/>
  </office:meta>
</office:document-meta>
</file>